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Zapfino" svg:font-family="Zapfino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48pt" style:font-size-asian="48pt" style:font-size-complex="4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Zapfino"/>
    </style:style>
    <style:style style:name="T3" style:family="text">
      <style:text-properties style:font-name="Arial Black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rop</text:span> a PDF <text:span text:style-name="T2">here</text:span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Zapfino" svg:font-family="Zapfino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dlon-Kay Aaron</meta:initial-creator>
    <meta:creation-date>2011-05-26T11:55:23</meta:creation-date>
    <dc:date>2011-05-26T12:21:23</dc:date>
    <dc:creator>Madlon-Kay Aaron</dc:creator>
    <meta:editing-duration>PT26M1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1" meta:word-count="4" meta:character-count="18"/>
  </office:meta>
</office:document-meta>
</file>